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MismatchDataAccessException.TypeMismatchData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ismatchDataAccessException.TypeMismatchDataAcces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